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MFile.getStdV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FMFile.getDe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Weight( String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CapHeight( Number cap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addXKerning( String name1 , String name2 , double k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FMFile.setWritingDirectionMetrics( int index , AFMWritingDirectionMetrics met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createXKerningMapEncoded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FMFile.get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EncodingScheme( String encoding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FullName( String ful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Cha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FamilyName( String famil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AF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MFile.getCha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A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FontName( String fo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CharMet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StdH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FontBBox( RectangularShape font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XHeight( Number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StdVW( Number stdV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Ascender( Number asc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Charac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FontB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CharacterSet( String charact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FontBBoxAs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MFile.addCharMetrics( AFMCharMetrics metric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FMFile.getFamil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hasKe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Descender( Number desc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setStdHW( Number stdH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File.getWritingDirectionMetric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